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rlow Semi Condensed" svg:font-family="'Barlow Semi Condensed', Helvetica, sans-serif"/>
    <style:font-face style:name="Georgia" svg:font-family="Georgia, Helvetica, sans-serif"/>
    <style:font-face style:name="Lohit Devanagari1" svg:font-family="'Lohit Devanagari'"/>
    <style:font-face style:name="nunito sans" svg:font-family="'nunito sans', HelveticaNeue-Light, 'Helvetica Neue Light'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orphans="2" fo:widows="2" fo:text-indent="0in" style:auto-text-indent="false"/>
      <style:text-properties fo:color="#666666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2083in" loext:contextual-spacing="false" fo:text-indent="0in" style:auto-text-indent="false"/>
      <style:text-properties fo:color="#666666" style:font-name="Liberation Serif" fo:font-size="12pt" fo:font-weight="bold" style:font-size-asian="12pt" style:font-size-complex="12pt" loext:padding="0in" loext:border="none"/>
    </style:style>
    <style:style style:name="P3" style:family="paragraph" style:parent-style-name="Heading_20_2">
      <style:paragraph-properties fo:margin-left="0in" fo:margin-right="0in" fo:margin-top="0in" fo:margin-bottom="0.1043in" loext:contextual-spacing="false" style:line-height-at-least="0.1874in" fo:text-indent="0in" style:auto-text-indent="false"/>
      <style:text-properties fo:color="#666666"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P4" style:family="paragraph" style:parent-style-name="Heading_20_2">
      <style:paragraph-properties fo:margin-left="0in" fo:margin-right="0in" fo:margin-top="0in" fo:margin-bottom="0.1043in" loext:contextual-spacing="false" style:line-height-at-least="0.1874in" fo:text-indent="0in" style:auto-text-indent="false"/>
      <style:text-properties fo:color="#666666"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size-complex="12pt" style:font-style-complex="italic" loext:padding="0in" loext:border="none"/>
    </style:style>
    <style:style style:name="P5" style:family="paragraph" style:parent-style-name="Heading_20_2">
      <style:paragraph-properties fo:margin-left="0in" fo:margin-right="0in" fo:margin-top="0in" fo:margin-bottom="0.1043in" loext:contextual-spacing="false" style:line-height-at-least="0.1874in" fo:text-indent="0in" style:auto-text-indent="false"/>
      <style:text-properties style:font-name="Liberation Serif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6" style:family="paragraph" style:parent-style-name="Heading_20_2">
      <style:paragraph-properties fo:margin-left="0in" fo:margin-right="0in" fo:margin-top="0in" fo:margin-bottom="0.1043in" loext:contextual-spacing="false" style:line-height-at-least="0.1874in" fo:text-indent="0in" style:auto-text-indent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0" style:family="paragraph" style:parent-style-name="Text_20_body" style:list-style-name="L2">
      <style:paragraph-properties fo:margin-left="0in" fo:margin-right="0in" fo:margin-top="0.2083in" fo:margin-bottom="0.2083in" loext:contextual-spacing="false" fo:orphans="2" fo:widows="2" fo:text-indent="0in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1">
      <style:paragraph-properties fo:margin-left="0in" fo:margin-right="0in" fo:margin-top="0.2083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2" style:family="paragraph" style:parent-style-name="Text_20_body" style:list-style-name="L3">
      <style:paragraph-properties fo:margin-left="0in" fo:margin-right="0in" fo:margin-top="0.2083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4">
      <style:paragraph-properties fo:margin-left="0in" fo:margin-right="0in" fo:margin-top="0.2083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5">
      <style:paragraph-properties fo:margin-left="0in" fo:margin-right="0in" fo:margin-top="0.2083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Text_20_body" style:list-style-name="L6">
      <style:paragraph-properties fo:margin-left="0in" fo:margin-right="0in" fo:margin-top="0.2083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7">
      <style:paragraph-properties fo:margin-left="0in" fo:margin-right="0in" fo:margin-top="0.2083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7" style:family="paragraph" style:parent-style-name="Text_20_body" style:list-style-name="L8">
      <style:paragraph-properties fo:margin-left="0in" fo:margin-right="0in" fo:margin-top="0.2083in" fo:margin-bottom="0.2083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18" style:family="paragraph" style:parent-style-name="Text_20_body" style:list-style-name="L2">
      <style:paragraph-properties fo:margin-top="0.2083in" fo:margin-bottom="0.2083in" loext:contextual-spacing="false" fo:orphans="2" fo:widows="2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3">
      <style:paragraph-properties fo:margin-top="0.2083in" fo:margin-bottom="0.2083in" loext:contextual-spacing="false"/>
    </style:style>
    <style:style style:name="P20" style:family="paragraph" style:parent-style-name="Text_20_body" style:list-style-name="L1">
      <style:paragraph-properties fo:margin-top="0.2083in" fo:margin-bottom="0.2083in" loext:contextual-spacing="false"/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3">
      <style:paragraph-properties fo:margin-top="0.2083in" fo:margin-bottom="0.2083in" loext:contextual-spacing="false"/>
      <style:text-properties style:font-name="Liberation Serif" fo:font-size="12pt" style:font-size-asian="12pt" style:font-size-complex="12pt"/>
    </style:style>
    <style:style style:name="P22" style:family="paragraph" style:parent-style-name="Text_20_body" style:list-style-name="L4">
      <style:paragraph-properties fo:margin-top="0.2083in" fo:margin-bottom="0.2083in" loext:contextual-spacing="false"/>
      <style:text-properties style:font-name="Liberation Serif" fo:font-size="12pt" style:font-size-asian="12pt" style:font-size-complex="12pt"/>
    </style:style>
    <style:style style:name="P23" style:family="paragraph" style:parent-style-name="Text_20_body" style:list-style-name="L5">
      <style:paragraph-properties fo:margin-top="0.2083in" fo:margin-bottom="0.2083in" loext:contextual-spacing="false"/>
      <style:text-properties style:font-name="Liberation Serif" fo:font-size="12pt" style:font-size-asian="12pt" style:font-size-complex="12pt"/>
    </style:style>
    <style:style style:name="P24" style:family="paragraph" style:parent-style-name="Text_20_body" style:list-style-name="L6">
      <style:paragraph-properties fo:margin-top="0.2083in" fo:margin-bottom="0.2083in" loext:contextual-spacing="false"/>
      <style:text-properties style:font-name="Liberation Serif" fo:font-size="12pt" style:font-size-asian="12pt" style:font-size-complex="12pt"/>
    </style:style>
    <style:style style:name="P25" style:family="paragraph" style:parent-style-name="Text_20_body" style:list-style-name="L7">
      <style:paragraph-properties fo:margin-top="0.2083in" fo:margin-bottom="0.2083in" loext:contextual-spacing="false"/>
      <style:text-properties style:font-name="Liberation Serif" fo:font-size="12pt" style:font-size-asian="12pt" style:font-size-complex="12pt"/>
    </style:style>
    <style:style style:name="P26" style:family="paragraph" style:parent-style-name="Text_20_body" style:list-style-name="L8">
      <style:paragraph-properties fo:margin-top="0.2083in" fo:margin-bottom="0.2083in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333333" style:font-name="Barlow Semi Condensed" fo:font-size="30pt" fo:letter-spacing="normal" fo:font-style="normal" fo:font-weight="bold"/>
    </style:style>
    <style:style style:name="T2" style:family="text">
      <style:text-properties fo:font-variant="normal" fo:text-transform="none" fo:color="#333333" style:font-name="Barlow Semi Condensed" fo:font-size="30pt" fo:letter-spacing="normal" fo:font-style="normal" fo:font-weight="bold" officeooo:rsid="001feb31"/>
    </style:style>
    <style:style style:name="T3" style:family="text">
      <style:text-properties fo:font-variant="normal" fo:text-transform="none" fo:color="#333333" style:font-name="Liberation Serif" fo:font-size="30pt" fo:letter-spacing="normal" fo:font-style="normal" fo:font-weight="bold"/>
    </style:style>
    <style:style style:name="T4" style:family="text">
      <style:text-properties fo:font-variant="normal" fo:text-transform="none" fo:color="#333333" style:font-name="Liberation Serif" fo:font-size="30pt" fo:letter-spacing="normal" fo:font-style="normal" fo:font-weight="bold" officeooo:rsid="001feb31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fo:font-weight="bold" style:font-size-asian="14pt" style:font-size-complex="14pt"/>
    </style:style>
    <style:style style:name="T6" style:family="text">
      <style:text-properties fo:font-variant="normal" fo:text-transform="none" fo:color="#333333" style:font-name="Liberation Serif" fo:font-size="14pt" fo:letter-spacing="normal" fo:font-style="normal" fo:font-weight="bold" officeooo:rsid="001feb31" style:font-size-asian="14pt" style:font-size-complex="14pt"/>
    </style:style>
    <style:style style:name="T7" style:family="text">
      <style:text-properties fo:font-variant="normal" fo:text-transform="none" fo:color="#333333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333333" style:font-name="Liberation Serif" fo:font-size="14pt" fo:letter-spacing="normal" fo:font-style="normal" fo:font-weight="bold" officeooo:rsid="001feb31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333333" style:font-name="Liberation Serif" fo:font-size="14pt" fo:letter-spacing="normal" fo:font-style="normal" fo:font-weight="normal" officeooo:rsid="001feb31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officeooo:rsid="001feb31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officeooo:rsid="001feb31" style:font-size-asian="14pt" style:font-weight-asian="bold" style:font-size-complex="14pt" style:font-weight-complex="bold" loext:padding="0in" loext:border="none"/>
    </style:style>
    <style:style style:name="T14" style:family="text"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officeooo:rsid="001feb31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333333" style:font-name="Liberation Serif" fo:letter-spacing="normal" fo:font-style="normal" style:text-underline-style="solid" style:text-underline-width="auto" style:text-underline-color="font-color" fo:font-weight="bold" officeooo:rsid="001feb31" style:font-weight-asian="bold" style:font-weight-complex="bold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bold" officeooo:rsid="001feb31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333333" style:font-name="Liberation Serif" fo:font-size="16pt" fo:letter-spacing="normal" fo:font-style="normal" style:text-underline-style="solid" style:text-underline-width="auto" style:text-underline-color="font-color" fo:font-weight="bold" officeooo:rsid="001feb31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333333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333333" fo:font-size="14pt" fo:letter-spacing="normal" fo:font-style="normal" style:text-underline-style="solid" style:text-underline-width="auto" style:text-underline-color="font-color" fo:font-weight="bold" officeooo:rsid="001feb31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333333" fo:font-size="14pt" fo:letter-spacing="normal" fo:font-style="normal" style:text-underline-style="solid" style:text-underline-width="auto" style:text-underline-color="font-color" fo:font-weight="bold" officeooo:rsid="001feb31" style:font-size-asian="14pt" style:font-weight-asian="bold" style:font-size-complex="14pt" style:font-weight-complex="bold" loext:padding="0in" loext:border="none"/>
    </style:style>
    <style:style style:name="T21" style:family="text">
      <style:text-properties fo:font-variant="normal" fo:text-transform="none" fo:color="#333333" fo:font-size="14pt" fo:letter-spacing="normal" fo:font-style="normal" style:text-underline-style="solid" style:text-underline-width="auto" style:text-underline-color="font-color" officeooo:rsid="001feb31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bold" officeooo:rsid="001feb31" style:font-weight-asian="bold" style:font-weight-complex="bold"/>
    </style:style>
    <style:style style:name="T24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bold" officeooo:rsid="001feb31" style:font-weight-asian="bold" style:font-weight-complex="bold" loext:padding="0in" loext:border="none"/>
    </style:style>
    <style:style style:name="T25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officeooo:rsid="001feb31" style:font-weight-asian="bold" style:font-weight-complex="bold"/>
    </style:style>
    <style:style style:name="T26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1feb31" style:font-weight-asian="normal" style:font-weight-complex="normal" loext:padding="0in" loext:border="none"/>
    </style:style>
    <style:style style:name="T27" style:family="text">
      <style:text-properties fo:font-variant="normal" fo:text-transform="none" fo:color="#333333" fo:letter-spacing="normal" style:text-underline-style="solid" style:text-underline-width="auto" style:text-underline-color="font-color" officeooo:rsid="001feb31" style:font-weight-asian="bold" style:font-weight-complex="bold"/>
    </style:style>
    <style:style style:name="T28" style:family="text">
      <style:text-properties fo:font-variant="normal" fo:text-transform="none" fo:color="#333333" fo:letter-spacing="normal" style:text-underline-style="solid" style:text-underline-width="auto" style:text-underline-color="font-color" officeooo:rsid="001feb31"/>
    </style:style>
    <style:style style:name="T29" style:family="text">
      <style:text-properties fo:font-variant="normal" fo:text-transform="none" fo:color="#333333" fo:letter-spacing="normal" fo:font-style="italic" style:text-underline-style="solid" style:text-underline-width="auto" style:text-underline-color="font-color" fo:font-weight="bold" officeooo:rsid="001feb31" style:font-style-asian="italic" style:font-weight-asian="bold" style:font-style-complex="italic" style:font-weight-complex="bold" loext:padding="0in" loext:border="none"/>
    </style:style>
    <style:style style:name="T30" style:family="text">
      <style:text-properties fo:font-variant="normal" fo:text-transform="none" fo:color="#333333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333333" fo:font-size="16pt" fo:letter-spacing="normal" fo:font-style="normal" style:text-underline-style="solid" style:text-underline-width="auto" style:text-underline-color="font-color" fo:font-weight="bold" officeooo:rsid="001feb31" style:font-size-asian="16pt" style:font-weight-asian="bold" style:font-size-complex="16pt" style:font-weight-complex="bold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fo:text-transform="capitalize" fo:color="#8bc34a" fo:font-size="13.5pt" fo:letter-spacing="normal" fo:font-style="normal" style:text-underline-style="solid" style:text-underline-width="auto" style:text-underline-color="font-color" officeooo:rsid="001feb31" style:font-size-asian="14pt" style:font-weight-asian="bold" style:font-size-complex="14pt" style:font-weight-complex="bold"/>
    </style:style>
    <style:style style:name="T35" style:family="text">
      <style:text-properties fo:text-transform="capitalize" fo:color="#0aba8a" style:font-name="nunito sans" fo:font-size="13.5pt" fo:letter-spacing="normal" fo:font-style="normal" style:text-underline-style="solid" style:text-underline-width="auto" style:text-underline-color="font-color" fo:font-weight="bold" officeooo:rsid="001feb31" style:font-size-asian="14pt" style:font-weight-asian="bold" style:font-size-complex="14pt" style:font-weight-complex="bold" loext:padding="0in" loext:border="none"/>
    </style:style>
    <style:style style:name="T36" style:family="text">
      <style:text-properties fo:text-transform="capitalize" fo:color="#53b6d0" fo:font-size="13.5pt" fo:letter-spacing="normal" fo:font-style="normal" style:text-underline-style="solid" style:text-underline-width="auto" style:text-underline-color="font-color" officeooo:rsid="001feb31" style:font-size-asian="14pt" style:font-weight-asian="bold" style:font-size-complex="14pt" style:font-weight-complex="bold"/>
    </style:style>
    <style:style style:name="T37" style:family="text">
      <style:text-properties fo:text-transform="capitalize" fo:color="#3852d4" fo:font-size="13.5pt"/>
    </style:style>
    <style:style style:name="T38" style:family="text">
      <style:text-properties fo:text-transform="capitalize" fo:color="#5737b3" fo:font-size="13.5pt"/>
    </style:style>
    <style:style style:name="T39" style:family="text">
      <style:text-properties fo:text-transform="capitalize" fo:color="#9575cd" fo:font-size="13.5pt"/>
    </style:style>
    <style:style style:name="T40" style:family="text">
      <style:text-properties fo:text-transform="capitalize" fo:color="#ba68c8" fo:font-size="13.5pt"/>
    </style:style>
    <style:style style:name="T41" style:family="text">
      <style:text-properties fo:text-transform="capitalize" fo:color="#e57373" fo:font-size="13.5pt"/>
    </style:style>
    <style:style style:name="T42" style:family="text">
      <style:text-properties fo:color="#3852d4" style:text-underline-style="solid" style:text-underline-width="auto" style:text-underline-color="font-color" fo:background-color="transparent" loext:char-shading-value="0" loext:padding="0in" loext:border="none"/>
    </style:style>
    <style:style style:name="T43" style:family="text">
      <style:text-properties fo:color="#3852d4" style:font-name="Liberation Serif" style:text-underline-style="solid" style:text-underline-width="auto" style:text-underline-color="font-color" fo:background-color="transparent" loext:char-shading-value="0" loext:padding="0in" loext:border="none"/>
    </style:style>
    <style:style style:name="T44" style:family="text">
      <style:text-properties fo:color="#3852d4" style:font-name="Liberation Serif" fo:font-size="12pt" style:text-underline-style="solid" style:text-underline-width="auto" style:text-underline-color="font-color" fo:background-color="transparent" loext:char-shading-value="0" style:font-size-asian="12pt" style:font-size-complex="12pt" loext:padding="0in" loext:border="none"/>
    </style:style>
    <style:style style:name="T45" style:family="text">
      <style:text-properties fo:color="#666666" style:font-name="nunito sans" fo:font-size="27pt" fo:font-weight="bold" loext:padding="0in" loext:border="none"/>
    </style:style>
    <style:style style:name="T46" style:family="text">
      <style:text-properties fo:color="#666666" fo:font-size="27pt" fo:font-weight="bold" loext:padding="0in" loext:border="none"/>
    </style:style>
    <style:style style:name="T47" style:family="text">
      <style:text-properties fo:color="#666666" fo:font-weight="bold" loext:padding="0in" loext:border="none"/>
    </style:style>
    <style:style style:name="T48" style:family="text">
      <style:text-properties fo:color="#666666" style:font-name="Liberation Serif" fo:font-size="12pt" fo:font-weight="bold" style:font-size-asian="12pt" style:font-size-complex="12pt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6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3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3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48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line-break/><text:span text:style-name="T30">51 Great Questions to Ask in an Interview </text:span><text:span text:style-name="T31">(to the interviewer)</text:span></text:p>
      <text:p text:style-name="P7"><text:a xlink:type="simple" xlink:href="https://www.themuse.com/" text:style-name="Internet_20_link" text:visited-style-name="Visited_20_Internet_20_Link"><text:span text:style-name="T17">https://www.themuse.com/</text:span></text:a></text:p>
      <text:p text:style-name="P8"><text:span text:style-name="T23"/></text:p>
      <text:h text:style-name="P1" text:outline-level="2"><text:span text:style-name="T28">Questions to Ask About the Job</text:span></text:h>
      <text:list xml:id="list2658531080" text:style-name="L1">
        <text:list-item>
          <text:p text:style-name="P11">What does a typical day look like?</text:p>
        </text:list-item>
        <text:list-item>
          <text:p text:style-name="P20">What are the most immediate projects that need to be addressed?</text:p>
        </text:list-item>
        <text:list-item>
          <text:p text:style-name="P20">Can you show me examples of projects I’d be working on?</text:p>
        </text:list-item>
        <text:list-item>
          <text:p text:style-name="P20">What are the skills and experiences you’re looking for in an ideal candidate?</text:p>
        </text:list-item>
        <text:list-item>
          <text:p text:style-name="P20">What attributes does someone need to have in order to be really successful in this position?</text:p>
        </text:list-item>
        <text:list-item>
          <text:p text:style-name="P20">What types of skills is the team missing that you’re looking to fill with a new hire?</text:p>
        </text:list-item>
        <text:list-item>
          <text:p text:style-name="P20">What are the biggest challenges that someone in this position would face?</text:p>
        </text:list-item>
        <text:list-item>
          <text:p text:style-name="P20">What sort of budget would I be working with?</text:p>
        </text:list-item>
        <text:list-item>
          <text:p text:style-name="P20">Is this a new role that has been created?</text:p>
        </text:list-item>
        <text:list-item>
          <text:p text:style-name="P20">Do you expect the main responsibilities for this position to change in the next six months to a year?</text:p>
        </text:list-item>
      </text:list>
      <text:p text:style-name="P9"><text:line-break/><text:span text:style-name="T29">Questions to Ask About Training and Professional Development</text:span></text:p>
      <text:list xml:id="list4018807269" text:style-name="L2">
        <text:list-item>
          <text:p text:style-name="P10">How will I be trained?</text:p>
        </text:list-item>
        <text:list-item>
          <text:p text:style-name="P18">What training programs are available to your employees?</text:p>
        </text:list-item>
        <text:list-item>
          <text:p text:style-name="P18">Are there opportunities for advancement or professional development?</text:p>
        </text:list-item>
        <text:list-item>
          <text:p text:style-name="P18"><text:soft-page-break/>Would I be able to represent the company at industry conferences?</text:p>
        </text:list-item>
        <text:list-item>
          <text:p text:style-name="P18">Where is the last person who held this job moving on to?</text:p>
        </text:list-item>
        <text:list-item>
          <text:p text:style-name="P18">Where have successful employees previously in this position progressed to?</text:p>
        </text:list-item>
      </text:list>
      <text:h text:style-name="P2" text:outline-level="2"><text:span text:style-name="T25">Questions to Ask About Your Performance</text:span></text:h>
      <text:p text:style-name="P9">Understanding how your potential new manager will measure your success is key in both understanding the company priorities, as well as their managerial style.</text:p>
      <text:list xml:id="list2181995739" text:style-name="L3">
        <text:list-item>
          <text:p text:style-name="P12">What are the most important things you’d like to see someone accomplish in the first 30, 60, and 90 days on the job?</text:p>
        </text:list-item>
        <text:list-item>
          <text:p text:style-name="P21">What are the performance expectations of this position over the first 12 months?</text:p>
        </text:list-item>
        <text:list-item>
          <text:p text:style-name="P19"><text:span text:style-name="T33">What is the </text:span><text:a xlink:type="simple" xlink:href="https://www.themuse.com/advice/7-things-to-do-the-night-before-a-review-if-you-want-it-to-go-well" text:style-name="Internet_20_link" text:visited-style-name="Visited_20_Internet_20_Link"><text:span text:style-name="T44">performance review process</text:span></text:a><text:span text:style-name="T33"> like here? How often would I be formally reviewed?</text:span></text:p>
        </text:list-item>
        <text:list-item>
          <text:p text:style-name="P21">What metrics or goals will my performance be evaluated against?</text:p>
        </text:list-item>
      </text:list>
      <text:p text:style-name="P9"/>
      <text:h text:style-name="P3" text:outline-level="2">Questions to Ask About the Interviewer</text:h>
      <text:list xml:id="list1466243659" text:style-name="L4">
        <text:list-item>
          <text:p text:style-name="P13">How long have you been with the company?</text:p>
        </text:list-item>
        <text:list-item>
          <text:p text:style-name="P22">Has your role changed since you’ve been here?</text:p>
        </text:list-item>
        <text:list-item>
          <text:p text:style-name="P22">What did you do before this?</text:p>
        </text:list-item>
        <text:list-item>
          <text:p text:style-name="P22">Why did you come to this company?</text:p>
        </text:list-item>
        <text:list-item>
          <text:p text:style-name="P22">What’s your favorite part about working here?</text:p>
        </text:list-item>
      </text:list>
      <text:p text:style-name="P9"/>
      <text:h text:style-name="P3" text:outline-level="2"><text:soft-page-break/>Questions to Ask About the Company</text:h>
      <text:list xml:id="list921546443" text:style-name="L5">
        <text:list-item>
          <text:p text:style-name="P14">I’ve read about the company’s founding, but can you tell me more about...?</text:p>
        </text:list-item>
        <text:list-item>
          <text:p text:style-name="P23">Where do you see this company in the next few years?</text:p>
        </text:list-item>
        <text:list-item>
          <text:p text:style-name="P23">What can you tell me about your new products or plans for growth?</text:p>
        </text:list-item>
        <text:list-item>
          <text:p text:style-name="P23">What are the current goals that the company is focused on, and how does this team work to support hitting those goals?</text:p>
        </text:list-item>
        <text:list-item>
          <text:p text:style-name="P23">What gets you most excited about the company’s future?</text:p>
        </text:list-item>
      </text:list>
      <text:p text:style-name="P9"/>
      <text:h text:style-name="P4" text:outline-level="2">Questions to Ask About the Team</text:h>
      <text:list xml:id="list31971218" text:style-name="L6">
        <text:list-item>
          <text:p text:style-name="P15">Can you tell me about the team I’ll be working with?</text:p>
        </text:list-item>
        <text:list-item>
          <text:p text:style-name="P24">Who will I work with most closely?</text:p>
        </text:list-item>
        <text:list-item>
          <text:p text:style-name="P24">Who will I report to directly?</text:p>
        </text:list-item>
        <text:list-item>
          <text:p text:style-name="P24">Can you tell me about my direct reports? What are their strengths and the team’s biggest challenges?</text:p>
        </text:list-item>
        <text:list-item>
          <text:p text:style-name="P24">Do you expect to hire more people in this department in the next six months?</text:p>
        </text:list-item>
        <text:list-item>
          <text:p text:style-name="P24">Which other departments work most closely with this one?</text:p>
        </text:list-item>
        <text:list-item>
          <text:p text:style-name="P24">What are the common career paths in this department?</text:p>
        </text:list-item>
      </text:list>
      <text:p text:style-name="P9"/>
      <text:h text:style-name="P6" text:outline-level="2"><text:soft-page-break/><text:span text:style-name="T48">Questions to Ask About the Culture</text:span></text:h>
      <text:list xml:id="list3117775625" text:style-name="L7">
        <text:list-item>
          <text:p text:style-name="P16">What’s the company and team culture like?</text:p>
        </text:list-item>
        <text:list-item>
          <text:p text:style-name="P25">How would you describe the work environment here—is the work typically collaborative or more independent?</text:p>
        </text:list-item>
        <text:list-item>
          <text:p text:style-name="P25">Can you tell me about the last team event you did together?</text:p>
        </text:list-item>
        <text:list-item>
          <text:p text:style-name="P25">Is there a formal mission statement or company values? (Note: Make sure this isn’t Google-able!)</text:p>
        </text:list-item>
        <text:list-item>
          <text:p text:style-name="P25">What’s your favorite office tradition?</text:p>
        </text:list-item>
        <text:list-item>
          <text:p text:style-name="P25">What do you and the team usually do for lunch?</text:p>
        </text:list-item>
        <text:list-item>
          <text:p text:style-name="P25">Does anyone on the team hang out outside the office?</text:p>
        </text:list-item>
        <text:list-item>
          <text:p text:style-name="P25">Do you ever do joint events with other companies or departments?</text:p>
        </text:list-item>
        <text:list-item>
          <text:p text:style-name="P25">What’s different about working here than anywhere else you’ve worked?</text:p>
        </text:list-item>
        <text:list-item>
          <text:p text:style-name="P25">How has the company changed since you joined?</text:p>
        </text:list-item>
      </text:list>
      <text:h text:style-name="P5" text:outline-level="2"><text:span text:style-name="T47">Questions to Ask About Next Steps</text:span></text:h>
      <text:list xml:id="list630395038" text:style-name="L8">
        <text:list-item>
          <text:p text:style-name="P17">Is there anything that concerns you about my background being a fit for this role?</text:p>
        </text:list-item>
        <text:list-item>
          <text:p text:style-name="P26">What are the next steps in the interview process?</text:p>
        </text:list-item>
        <text:list-item>
          <text:p text:style-name="P26">Is there anything else I can provide you with that would be helpful?</text:p>
        </text:list-item>
        <text:list-item>
          <text:p text:style-name="P26">Can I answer any final questions for you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rlow Semi Condensed" svg:font-family="'Barlow Semi Condensed', Helvetica, sans-serif"/>
    <style:font-face style:name="Georgia" svg:font-family="Georgia, Helvetica, sans-serif"/>
    <style:font-face style:name="Lohit Devanagari1" svg:font-family="'Lohit Devanagari'"/>
    <style:font-face style:name="nunito sans" svg:font-family="'nunito sans', HelveticaNeue-Light, 'Helvetica Neue Light', 'Helvetica Neue', Helvetica, Arial, 'Lucid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5:50:12.992219323</meta:creation-date>
    <dc:date>2021-09-11T15:55:58.250675383</dc:date>
    <meta:editing-duration>PT5M45S</meta:editing-duration>
    <meta:editing-cycles>1</meta:editing-cycles>
    <meta:document-statistic meta:table-count="0" meta:image-count="0" meta:object-count="0" meta:page-count="4" meta:paragraph-count="62" meta:word-count="703" meta:character-count="3851" meta:non-whitespace-character-count="3260"/>
    <meta:generator>LibreOffice/6.4.7.2$Linux_X86_64 LibreOffice_project/40$Build-2</meta:generator>
  </office:meta>
</office:document-meta>
</file>